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3552" officeooo:paragraph-rsid="000d3552"/>
    </style:style>
    <style:style style:name="P2" style:family="paragraph" style:parent-style-name="Standard" style:list-style-name="L1">
      <style:text-properties officeooo:paragraph-rsid="000d3552"/>
    </style:style>
    <style:style style:name="P3" style:family="paragraph" style:parent-style-name="Standard" style:list-style-name="L1">
      <style:text-properties officeooo:paragraph-rsid="000f301d"/>
    </style:style>
    <style:style style:name="P4" style:family="paragraph" style:parent-style-name="Standard" style:list-style-name="L1">
      <style:text-properties officeooo:rsid="000ee724" officeooo:paragraph-rsid="000ee724"/>
    </style:style>
    <style:style style:name="P5" style:family="paragraph" style:parent-style-name="Standard" style:list-style-name="L1">
      <style:text-properties officeooo:rsid="000f301d" officeooo:paragraph-rsid="000f301d"/>
    </style:style>
    <style:style style:name="P6" style:family="paragraph" style:parent-style-name="Standard" style:list-style-name="L1">
      <style:text-properties officeooo:rsid="0010b0fb" officeooo:paragraph-rsid="0010b0fb"/>
    </style:style>
    <style:style style:name="P7" style:family="paragraph" style:parent-style-name="Standard" style:list-style-name="L1">
      <style:text-properties officeooo:rsid="0011c49b" officeooo:paragraph-rsid="0011c49b"/>
    </style:style>
    <style:style style:name="T1" style:family="text">
      <style:text-properties officeooo:rsid="000d3552"/>
    </style:style>
    <style:style style:name="T2" style:family="text">
      <style:text-properties officeooo:rsid="000f30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40752085" text:style-name="L1">
        <text:list-item>
          <text:p text:style-name="P2"><text:span text:style-name="T1">Permisos especiales (sticky bit, suid, guid)</text:span></text:p>
        </text:list-item>
        <text:list-item>
          <text:p text:style-name="P4">Crear scripts y ejecutarlos. Parámetros.</text:p>
        </text:list-item>
        <text:list-item>
          <text:p text:style-name="P5">Comandos cut, grep, wc, find,tail, head, comodines </text:p>
        </text:list-item>
        <text:list-item>
          <text:p text:style-name="P7">Redireccionamientos y tuberías.</text:p>
        </text:list-item>
        <text:list-item>
          <text:p text:style-name="P5">Variables de entorno</text:p>
        </text:list-item>
        <text:list-item>
          <text:p text:style-name="P6">Comprimir y descomprimir.</text:p>
        </text:list-item>
        <text:list-item>
          <text:p text:style-name="P3"><text:span text:style-name="T2">Tareas programadas con crontab y at</text:span></text:p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2T19:13:54.324000000</meta:creation-date>
    <meta:generator>LibreOffice/7.0.1.2$Windows_X86_64 LibreOffice_project/7cbcfc562f6eb6708b5ff7d7397325de9e764452</meta:generator>
    <dc:date>2024-04-02T19:54:54.749000000</dc:date>
    <meta:editing-duration>PT35M49S</meta:editing-duration>
    <meta:editing-cycles>4</meta:editing-cycles>
    <meta:document-statistic meta:table-count="0" meta:image-count="0" meta:object-count="0" meta:page-count="1" meta:paragraph-count="8" meta:word-count="41" meta:character-count="254" meta:non-whitespace-character-count="227"/>
  </office:meta>
</office:document-meta>
</file>